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libri" fo:font-size="11pt" style:text-underline-style="solid" style:text-underline-width="auto" style:text-underline-color="font-color" fo:font-weight="bold" officeooo:rsid="00045a65" officeooo:paragraph-rsid="00045a65" style:font-size-asian="9.60000038146973pt" style:font-weight-asian="bold" style:font-size-complex="11pt" style:font-weight-complex="bold"/>
    </style:style>
    <style:style style:name="P2" style:family="paragraph" style:parent-style-name="Standard">
      <style:text-properties style:font-name="Calibri" fo:font-size="11pt" style:text-underline-style="none" fo:font-weight="normal" officeooo:rsid="00045a65" officeooo:paragraph-rsid="00045a65" style:font-size-asian="9.60000038146973pt" style:font-weight-asian="normal" style:font-size-complex="11pt" style:font-weight-complex="normal"/>
    </style:style>
    <style:style style:name="P3" style:family="paragraph" style:parent-style-name="Standard">
      <style:text-properties style:font-name="Calibri" fo:font-size="11pt" style:text-underline-style="none" fo:font-weight="normal" officeooo:rsid="0005bf3f" officeooo:paragraph-rsid="0005bf3f" style:font-size-asian="9.60000038146973pt" style:font-weight-asian="normal" style:font-size-complex="11pt" style:font-weight-complex="normal"/>
    </style:style>
    <style:style style:name="P4" style:family="paragraph" style:parent-style-name="Standard">
      <style:text-properties style:font-name="Calibri" fo:font-size="11pt" style:text-underline-style="none" fo:font-weight="bold" officeooo:rsid="00045a65" officeooo:paragraph-rsid="00045a65" style:font-size-asian="9.60000038146973pt" style:font-weight-asian="bold" style:font-size-complex="11pt" style:font-weight-complex="bold"/>
    </style:style>
    <style:style style:name="P5" style:family="paragraph" style:parent-style-name="Standard">
      <style:text-properties style:font-name="Calibri" fo:font-size="11pt" style:text-underline-style="none" fo:font-weight="bold" officeooo:rsid="0005bf3f" officeooo:paragraph-rsid="0005bf3f" style:font-size-asian="9.60000038146973pt" style:font-weight-asian="bold" style:font-size-complex="11pt" style:font-weight-complex="bold"/>
    </style:style>
    <style:style style:name="P6" style:family="paragraph" style:parent-style-name="Standard">
      <style:text-properties style:font-name="Calibri" fo:font-size="11pt" style:text-underline-style="none" fo:font-weight="normal" officeooo:rsid="00063b9c" officeooo:paragraph-rsid="00063b9c" style:font-size-asian="9.60000038146973pt" style:font-weight-asian="normal" style:font-size-complex="11pt" style:font-weight-complex="normal"/>
    </style:style>
    <style:style style:name="P7" style:family="paragraph" style:parent-style-name="Standard">
      <style:text-properties style:font-name="Calibri" fo:font-size="11pt" style:text-underline-style="none" fo:font-weight="normal" officeooo:rsid="000afa60" officeooo:paragraph-rsid="000afa60" style:font-size-asian="9.60000038146973pt" style:font-weight-asian="normal" style:font-size-complex="11pt" style:font-weight-complex="normal"/>
    </style:style>
    <style:style style:name="P8" style:family="paragraph" style:parent-style-name="Standard">
      <style:text-properties style:font-name="Calibri" fo:font-size="11pt" style:text-underline-style="none" fo:font-weight="normal" officeooo:rsid="000d2a2f" officeooo:paragraph-rsid="000d2a2f" style:font-size-asian="9.60000038146973pt" style:font-weight-asian="normal" style:font-size-complex="11pt" style:font-weight-complex="normal"/>
    </style:style>
    <style:style style:name="P9" style:family="paragraph" style:parent-style-name="Standard">
      <style:text-properties style:font-name="Calibri" fo:font-size="11pt" style:text-underline-style="none" fo:font-weight="normal" officeooo:rsid="0010e30a" officeooo:paragraph-rsid="0010e30a" style:font-size-asian="9.60000038146973pt" style:font-weight-asian="normal" style:font-size-complex="11pt" style:font-weight-complex="normal"/>
    </style:style>
    <style:style style:name="P10" style:family="paragraph" style:parent-style-name="Standard">
      <style:text-properties style:font-name="Calibri" fo:font-size="11pt" style:text-underline-style="none" fo:font-weight="normal" officeooo:rsid="0016e6cf" officeooo:paragraph-rsid="0016e6cf" style:font-size-asian="9.60000038146973pt" style:font-weight-asian="normal" style:font-size-complex="11pt" style:font-weight-complex="normal"/>
    </style:style>
    <style:style style:name="P11" style:family="paragraph" style:parent-style-name="Standard">
      <style:text-properties style:font-name="Calibri" fo:font-size="11pt" style:text-underline-style="none" fo:font-weight="normal" officeooo:rsid="001721c8" officeooo:paragraph-rsid="001721c8" style:font-size-asian="9.60000038146973pt" style:font-weight-asian="normal" style:font-size-complex="11pt" style:font-weight-complex="normal"/>
    </style:style>
    <style:style style:name="P12" style:family="paragraph" style:parent-style-name="Standard">
      <style:text-properties style:font-name="Calibri" fo:font-size="11pt" style:text-underline-style="none" fo:font-weight="normal" officeooo:rsid="001eca6c" officeooo:paragraph-rsid="001eca6c" style:font-size-asian="9.60000038146973pt" style:font-weight-asian="normal" style:font-size-complex="11pt" style:font-weight-complex="normal"/>
    </style:style>
    <style:style style:name="P13" style:family="paragraph" style:parent-style-name="Standard">
      <style:text-properties style:font-name="Calibri" fo:font-size="11pt" style:text-underline-style="none" fo:font-weight="normal" officeooo:rsid="0020c945" officeooo:paragraph-rsid="0020c945" style:font-size-asian="9.60000038146973pt" style:font-weight-asian="normal" style:font-size-complex="11pt" style:font-weight-complex="normal"/>
    </style:style>
    <style:style style:name="P14" style:family="paragraph" style:parent-style-name="Standard">
      <style:text-properties style:font-name="Calibri" fo:font-size="11pt" style:text-underline-style="none" fo:font-weight="normal" officeooo:rsid="00227593" officeooo:paragraph-rsid="00227593" style:font-size-asian="9.60000038146973pt" style:font-weight-asian="normal" style:font-size-complex="11pt" style:font-weight-complex="normal"/>
    </style:style>
    <style:style style:name="P15" style:family="paragraph" style:parent-style-name="Standard">
      <style:text-properties style:font-name="Calibri" fo:font-size="11pt" style:text-underline-style="none" fo:font-weight="normal" officeooo:rsid="00240bbb" officeooo:paragraph-rsid="00240bbb" style:font-size-asian="9.60000038146973pt" style:font-weight-asian="normal" style:font-size-complex="11pt" style:font-weight-complex="normal"/>
    </style:style>
    <style:style style:name="P16" style:family="paragraph" style:parent-style-name="Standard">
      <style:text-properties style:font-name="Calibri" fo:font-size="11pt" style:text-underline-style="none" fo:font-weight="bold" officeooo:rsid="000afa60" officeooo:paragraph-rsid="000afa60" style:font-size-asian="9.60000038146973pt" style:font-weight-asian="bold" style:font-size-complex="11pt" style:font-weight-complex="bold"/>
    </style:style>
    <style:style style:name="P17" style:family="paragraph" style:parent-style-name="Standard" style:list-style-name="L1">
      <style:text-properties style:font-name="Calibri" fo:font-size="11pt" style:text-underline-style="none" fo:font-weight="bold" officeooo:rsid="000afa60" officeooo:paragraph-rsid="000afa60" style:font-size-asian="9.60000038146973pt" style:font-weight-asian="bold" style:font-size-complex="11pt" style:font-weight-complex="bold"/>
    </style:style>
    <style:style style:name="P18" style:family="paragraph" style:parent-style-name="Standard" style:list-style-name="L1">
      <style:text-properties style:font-name="Calibri" fo:font-size="11pt" style:text-underline-style="none" fo:font-weight="bold" officeooo:rsid="000afa60" officeooo:paragraph-rsid="000b3c8a" style:font-size-asian="9.60000038146973pt" style:font-weight-asian="bold" style:font-size-complex="11pt" style:font-weight-complex="bold"/>
    </style:style>
    <style:style style:name="P19" style:family="paragraph" style:parent-style-name="Standard" style:list-style-name="L1">
      <style:text-properties style:font-name="Calibri" fo:font-size="11pt" style:text-underline-style="none" fo:font-weight="bold" officeooo:rsid="000afa60" officeooo:paragraph-rsid="000ee8ce" style:font-size-asian="9.60000038146973pt" style:font-weight-asian="bold" style:font-size-complex="11pt" style:font-weight-complex="bold"/>
    </style:style>
    <style:style style:name="P20" style:family="paragraph" style:parent-style-name="Standard" style:list-style-name="L1">
      <style:text-properties style:font-name="Calibri" fo:font-size="11pt" style:text-underline-style="none" fo:font-weight="bold" officeooo:rsid="000afa60" officeooo:paragraph-rsid="0012b7bb" style:font-size-asian="9.60000038146973pt" style:font-weight-asian="bold" style:font-size-complex="11pt" style:font-weight-complex="bold"/>
    </style:style>
    <style:style style:name="P21" style:family="paragraph" style:parent-style-name="Standard">
      <style:text-properties style:font-name="Calibri" fo:font-size="11pt" style:text-underline-style="none" fo:font-weight="bold" officeooo:rsid="000afa60" officeooo:paragraph-rsid="000b3c8a" style:font-size-asian="9.60000038146973pt" style:font-weight-asian="bold" style:font-size-complex="11pt" style:font-weight-complex="bold"/>
    </style:style>
    <style:style style:name="P22" style:family="paragraph" style:parent-style-name="Standard" style:list-style-name="L2">
      <style:text-properties style:font-name="Calibri" fo:font-size="11pt" style:text-underline-style="none" fo:font-weight="bold" officeooo:rsid="000afa60" officeooo:paragraph-rsid="000b610f" style:font-size-asian="9.60000038146973pt" style:font-weight-asian="bold" style:font-size-complex="11pt" style:font-weight-complex="bold"/>
    </style:style>
    <style:style style:name="P23" style:family="paragraph" style:parent-style-name="Standard" style:list-style-name="L3">
      <style:text-properties style:font-name="Calibri" fo:font-size="11pt" style:text-underline-style="none" fo:font-weight="bold" officeooo:rsid="000afa60" officeooo:paragraph-rsid="0010e30a" style:font-size-asian="9.60000038146973pt" style:font-weight-asian="bold" style:font-size-complex="11pt" style:font-weight-complex="bold"/>
    </style:style>
    <style:style style:name="P24" style:family="paragraph" style:parent-style-name="Standard">
      <style:text-properties style:font-name="Calibri" fo:font-size="11pt" style:text-underline-style="none" fo:font-weight="bold" officeooo:rsid="000afa60" officeooo:paragraph-rsid="0010e30a" style:font-size-asian="9.60000038146973pt" style:font-weight-asian="bold" style:font-size-complex="11pt" style:font-weight-complex="bold"/>
    </style:style>
    <style:style style:name="P25" style:family="paragraph" style:parent-style-name="Standard" style:list-style-name="L1">
      <style:text-properties style:font-name="Calibri" fo:font-size="11pt" style:text-underline-style="none" fo:font-weight="bold" officeooo:rsid="000b3c8a" officeooo:paragraph-rsid="000b3c8a" style:font-size-asian="9.60000038146973pt" style:font-weight-asian="bold" style:font-size-complex="11pt" style:font-weight-complex="bold"/>
    </style:style>
    <style:style style:name="P26" style:family="paragraph" style:parent-style-name="Standard" style:list-style-name="L2">
      <style:text-properties style:font-name="Calibri" fo:font-size="11pt" style:text-underline-style="none" fo:font-weight="bold" officeooo:rsid="000b610f" officeooo:paragraph-rsid="0012b7bb" style:font-size-asian="9.60000038146973pt" style:font-weight-asian="bold" style:font-size-complex="11pt" style:font-weight-complex="bold"/>
    </style:style>
    <style:style style:name="P27" style:family="paragraph" style:parent-style-name="Standard">
      <style:text-properties style:font-name="Calibri" fo:font-size="11pt" style:text-underline-style="none" fo:font-weight="bold" officeooo:rsid="000d2a2f" officeooo:paragraph-rsid="000d2a2f" style:font-size-asian="9.60000038146973pt" style:font-weight-asian="bold" style:font-size-complex="11pt" style:font-weight-complex="bold"/>
    </style:style>
    <style:style style:name="P28" style:family="paragraph" style:parent-style-name="Standard" style:list-style-name="L3">
      <style:text-properties style:font-name="Calibri" fo:font-size="11pt" style:text-underline-style="none" fo:font-weight="bold" officeooo:rsid="000d2a2f" officeooo:paragraph-rsid="000d2a2f" style:font-size-asian="9.60000038146973pt" style:font-weight-asian="bold" style:font-size-complex="11pt" style:font-weight-complex="bold"/>
    </style:style>
    <style:style style:name="P29" style:family="paragraph" style:parent-style-name="Standard" style:list-style-name="L3">
      <style:text-properties style:font-name="Calibri" fo:font-size="11pt" style:text-underline-style="none" fo:font-weight="bold" officeooo:rsid="000d2a2f" officeooo:paragraph-rsid="000d5912" style:font-size-asian="9.60000038146973pt" style:font-weight-asian="bold" style:font-size-complex="11pt" style:font-weight-complex="bold"/>
    </style:style>
    <style:style style:name="P30" style:family="paragraph" style:parent-style-name="Standard" style:list-style-name="L3">
      <style:text-properties style:font-name="Calibri" fo:font-size="11pt" style:text-underline-style="none" fo:font-weight="bold" officeooo:rsid="000d2a2f" officeooo:paragraph-rsid="0010cf55" style:font-size-asian="9.60000038146973pt" style:font-weight-asian="bold" style:font-size-complex="11pt" style:font-weight-complex="bold"/>
    </style:style>
    <style:style style:name="P31" style:family="paragraph" style:parent-style-name="Standard" style:list-style-name="L3">
      <style:text-properties style:font-name="Calibri" fo:font-size="11pt" style:text-underline-style="none" fo:font-weight="bold" officeooo:rsid="0010cf55" officeooo:paragraph-rsid="0010cf55" style:font-size-asian="9.60000038146973pt" style:font-weight-asian="bold" style:font-size-complex="11pt" style:font-weight-complex="bold"/>
    </style:style>
    <style:style style:name="P32" style:family="paragraph" style:parent-style-name="Standard">
      <style:text-properties style:font-name="Calibri" fo:font-size="11pt" style:text-underline-style="none" fo:font-weight="bold" officeooo:rsid="0010e30a" officeooo:paragraph-rsid="0010e30a" style:font-size-asian="9.60000038146973pt" style:font-weight-asian="bold" style:font-size-complex="11pt" style:font-weight-complex="bold"/>
    </style:style>
    <style:style style:name="P33" style:family="paragraph" style:parent-style-name="Standard">
      <style:text-properties style:font-name="Calibri" fo:font-size="11pt" style:text-underline-style="none" fo:font-weight="bold" officeooo:rsid="0012b7bb" officeooo:paragraph-rsid="0012b7bb" style:font-size-asian="9.60000038146973pt" style:font-weight-asian="bold" style:font-size-complex="11pt" style:font-weight-complex="bold"/>
    </style:style>
    <style:style style:name="P34" style:family="paragraph" style:parent-style-name="Standard" style:list-style-name="L4">
      <style:text-properties style:font-name="Calibri" fo:font-size="11pt" style:text-underline-style="none" fo:font-weight="bold" officeooo:rsid="0012b7bb" officeooo:paragraph-rsid="0012b7bb" style:font-size-asian="9.60000038146973pt" style:font-weight-asian="bold" style:font-size-complex="11pt" style:font-weight-complex="bold"/>
    </style:style>
    <style:style style:name="P35" style:family="paragraph" style:parent-style-name="Standard" style:list-style-name="L4">
      <style:text-properties style:font-name="Calibri" fo:font-size="11pt" style:text-underline-style="none" fo:font-weight="bold" officeooo:rsid="0012be2a" officeooo:paragraph-rsid="0012be2a" style:font-size-asian="9.60000038146973pt" style:font-weight-asian="bold" style:font-size-complex="11pt" style:font-weight-complex="bold"/>
    </style:style>
    <style:style style:name="P36" style:family="paragraph" style:parent-style-name="Standard" style:list-style-name="L4">
      <style:text-properties style:font-name="Calibri" fo:font-size="11pt" style:text-underline-style="none" fo:font-weight="bold" officeooo:rsid="0012be2a" officeooo:paragraph-rsid="0013f032" style:font-size-asian="9.60000038146973pt" style:font-weight-asian="bold" style:font-size-complex="11pt" style:font-weight-complex="bold"/>
    </style:style>
    <style:style style:name="P37" style:family="paragraph" style:parent-style-name="Standard" style:list-style-name="L4">
      <style:text-properties style:font-name="Calibri" fo:font-size="11pt" style:text-underline-style="none" fo:font-weight="bold" officeooo:rsid="0012be2a" officeooo:paragraph-rsid="0014480a" style:font-size-asian="9.60000038146973pt" style:font-weight-asian="bold" style:font-size-complex="11pt" style:font-weight-complex="bold"/>
    </style:style>
    <style:style style:name="P38" style:family="paragraph" style:parent-style-name="Standard">
      <style:text-properties style:font-name="Calibri" fo:font-size="11pt" style:text-underline-style="none" fo:font-weight="bold" officeooo:rsid="0012be2a" officeooo:paragraph-rsid="0014480a" style:font-size-asian="9.60000038146973pt" style:font-weight-asian="bold" style:font-size-complex="11pt" style:font-weight-complex="bold"/>
    </style:style>
    <style:style style:name="P39" style:family="paragraph" style:parent-style-name="Standard" style:list-style-name="L5">
      <style:text-properties style:font-name="Calibri" fo:font-size="11pt" style:text-underline-style="none" fo:font-weight="bold" officeooo:rsid="0012be2a" officeooo:paragraph-rsid="001721c8" style:font-size-asian="9.60000038146973pt" style:font-weight-asian="bold" style:font-size-complex="11pt" style:font-weight-complex="bold"/>
    </style:style>
    <style:style style:name="P40" style:family="paragraph" style:parent-style-name="Standard" style:list-style-name="L5">
      <style:text-properties style:font-name="Calibri" fo:font-size="11pt" style:text-underline-style="none" fo:font-weight="bold" officeooo:rsid="0012be2a" officeooo:paragraph-rsid="00179bff" style:font-size-asian="9.60000038146973pt" style:font-weight-asian="bold" style:font-size-complex="11pt" style:font-weight-complex="bold"/>
    </style:style>
    <style:style style:name="P41" style:family="paragraph" style:parent-style-name="Standard" style:list-style-name="L5">
      <style:text-properties style:font-name="Calibri" fo:font-size="11pt" style:text-underline-style="none" fo:font-weight="bold" officeooo:rsid="0012be2a" officeooo:paragraph-rsid="001929f3" style:font-size-asian="9.60000038146973pt" style:font-weight-asian="bold" style:font-size-complex="11pt" style:font-weight-complex="bold"/>
    </style:style>
    <style:style style:name="P42" style:family="paragraph" style:parent-style-name="Standard" style:list-style-name="L5">
      <style:text-properties style:font-name="Calibri" fo:font-size="11pt" style:text-underline-style="none" fo:font-weight="bold" officeooo:rsid="0012be2a" officeooo:paragraph-rsid="001c44dc" style:font-size-asian="9.60000038146973pt" style:font-weight-asian="bold" style:font-size-complex="11pt" style:font-weight-complex="bold"/>
    </style:style>
    <style:style style:name="P43" style:family="paragraph" style:parent-style-name="Standard" style:list-style-name="L5">
      <style:text-properties style:font-name="Calibri" fo:font-size="11pt" style:text-underline-style="none" fo:font-weight="bold" officeooo:rsid="0012be2a" officeooo:paragraph-rsid="001dbc54" style:font-size-asian="9.60000038146973pt" style:font-weight-asian="bold" style:font-size-complex="11pt" style:font-weight-complex="bold"/>
    </style:style>
    <style:style style:name="P44" style:family="paragraph" style:parent-style-name="Standard">
      <style:text-properties style:font-name="Calibri" fo:font-size="11pt" style:text-underline-style="none" fo:font-weight="bold" officeooo:rsid="0012be2a" officeooo:paragraph-rsid="001dbc54" style:font-size-asian="9.60000038146973pt" style:font-weight-asian="bold" style:font-size-complex="11pt" style:font-weight-complex="bold"/>
    </style:style>
    <style:style style:name="P45" style:family="paragraph" style:parent-style-name="Standard" style:list-style-name="L4">
      <style:text-properties style:font-name="Calibri" fo:font-size="11pt" style:text-underline-style="none" fo:font-weight="bold" officeooo:rsid="0013f032" officeooo:paragraph-rsid="0013f032" style:font-size-asian="9.60000038146973pt" style:font-weight-asian="bold" style:font-size-complex="11pt" style:font-weight-complex="bold"/>
    </style:style>
    <style:style style:name="P46" style:family="paragraph" style:parent-style-name="Standard" style:list-style-name="L4">
      <style:text-properties style:font-name="Calibri" fo:font-size="11pt" style:text-underline-style="none" fo:font-weight="bold" officeooo:rsid="0014480a" officeooo:paragraph-rsid="0014480a" style:font-size-asian="9.60000038146973pt" style:font-weight-asian="bold" style:font-size-complex="11pt" style:font-weight-complex="bold"/>
    </style:style>
    <style:style style:name="P47" style:family="paragraph" style:parent-style-name="Standard">
      <style:text-properties style:font-name="Calibri" fo:font-size="11pt" style:text-underline-style="none" fo:font-weight="bold" officeooo:rsid="0016e6cf" officeooo:paragraph-rsid="0016e6cf" style:font-size-asian="9.60000038146973pt" style:font-weight-asian="bold" style:font-size-complex="11pt" style:font-weight-complex="bold"/>
    </style:style>
    <style:style style:name="P48" style:family="paragraph" style:parent-style-name="Standard">
      <style:text-properties style:font-name="Calibri" fo:font-size="11pt" style:text-underline-style="none" fo:font-weight="bold" officeooo:rsid="001721c8" officeooo:paragraph-rsid="001721c8" style:font-size-asian="9.60000038146973pt" style:font-weight-asian="bold" style:font-size-complex="11pt" style:font-weight-complex="bold"/>
    </style:style>
    <style:style style:name="P49" style:family="paragraph" style:parent-style-name="Standard" style:list-style-name="L5">
      <style:text-properties style:font-name="Calibri" fo:font-size="11pt" style:text-underline-style="none" fo:font-weight="bold" officeooo:rsid="001721c8" officeooo:paragraph-rsid="001721c8" style:font-size-asian="9.60000038146973pt" style:font-weight-asian="bold" style:font-size-complex="11pt" style:font-weight-complex="bold"/>
    </style:style>
    <style:style style:name="P50" style:family="paragraph" style:parent-style-name="Standard" style:list-style-name="L5">
      <style:text-properties style:font-name="Calibri" fo:font-size="11pt" style:text-underline-style="none" fo:font-weight="bold" officeooo:rsid="001798d8" officeooo:paragraph-rsid="001798d8" style:font-size-asian="9.60000038146973pt" style:font-weight-asian="bold" style:font-size-complex="11pt" style:font-weight-complex="bold"/>
    </style:style>
    <style:style style:name="P51" style:family="paragraph" style:parent-style-name="Standard" style:list-style-name="L5">
      <style:text-properties style:font-name="Calibri" fo:font-size="11pt" style:text-underline-style="none" fo:font-weight="bold" officeooo:rsid="00179bff" officeooo:paragraph-rsid="00179bff" style:font-size-asian="9.60000038146973pt" style:font-weight-asian="bold" style:font-size-complex="11pt" style:font-weight-complex="bold"/>
    </style:style>
    <style:style style:name="P52" style:family="paragraph" style:parent-style-name="Standard" style:list-style-name="L5">
      <style:text-properties style:font-name="Calibri" fo:font-size="11pt" style:text-underline-style="none" fo:font-weight="bold" officeooo:rsid="001c44dc" officeooo:paragraph-rsid="001c44dc" style:font-size-asian="9.60000038146973pt" style:font-weight-asian="bold" style:font-size-complex="11pt" style:font-weight-complex="bold"/>
    </style:style>
    <style:style style:name="P53" style:family="paragraph" style:parent-style-name="Standard" style:list-style-name="L5">
      <style:text-properties style:font-name="Calibri" fo:font-size="11pt" style:text-underline-style="none" fo:font-weight="bold" officeooo:rsid="001dbc54" officeooo:paragraph-rsid="001dbc54" style:font-size-asian="9.60000038146973pt" style:font-weight-asian="bold" style:font-size-complex="11pt" style:font-weight-complex="bold"/>
    </style:style>
    <style:style style:name="P54" style:family="paragraph" style:parent-style-name="Standard">
      <style:text-properties style:font-name="Calibri" fo:font-size="11pt" style:text-underline-style="none" fo:font-weight="bold" officeooo:rsid="001eca6c" officeooo:paragraph-rsid="001eca6c" style:font-size-asian="9.60000038146973pt" style:font-weight-asian="bold" style:font-size-complex="11pt" style:font-weight-complex="bold"/>
    </style:style>
    <style:style style:name="P55" style:family="paragraph" style:parent-style-name="Standard" style:list-style-name="L6">
      <style:text-properties style:font-name="Calibri" fo:font-size="11pt" style:text-underline-style="none" fo:font-weight="bold" officeooo:rsid="001eca6c" officeooo:paragraph-rsid="001eca6c" style:font-size-asian="9.60000038146973pt" style:font-weight-asian="bold" style:font-size-complex="11pt" style:font-weight-complex="bold"/>
    </style:style>
    <style:style style:name="P56" style:family="paragraph" style:parent-style-name="Standard" style:list-style-name="L7">
      <style:text-properties style:font-name="Calibri" fo:font-size="11pt" style:text-underline-style="none" fo:font-weight="bold" officeooo:rsid="001eca6c" officeooo:paragraph-rsid="0024cbc9" style:font-size-asian="9.60000038146973pt" style:font-weight-asian="bold" style:font-size-complex="11pt" style:font-weight-complex="bold"/>
    </style:style>
    <style:style style:name="P57" style:family="paragraph" style:parent-style-name="Standard">
      <style:text-properties style:font-name="Calibri" fo:font-size="11pt" style:text-underline-style="none" fo:font-weight="bold" officeooo:rsid="0020c945" officeooo:paragraph-rsid="0020c945" style:font-size-asian="9.60000038146973pt" style:font-weight-asian="bold" style:font-size-complex="11pt" style:font-weight-complex="bold"/>
    </style:style>
    <style:style style:name="P58" style:family="paragraph" style:parent-style-name="Standard">
      <style:text-properties style:font-name="Calibri" fo:font-size="11pt" style:text-underline-style="none" fo:font-weight="bold" officeooo:rsid="00227593" officeooo:paragraph-rsid="00227593" style:font-size-asian="9.60000038146973pt" style:font-weight-asian="bold" style:font-size-complex="11pt" style:font-weight-complex="bold"/>
    </style:style>
    <style:style style:name="P59" style:family="paragraph" style:parent-style-name="Standard">
      <style:text-properties style:font-name="Calibri" fo:font-size="11pt" style:text-underline-style="none" fo:font-weight="bold" officeooo:rsid="00240bbb" officeooo:paragraph-rsid="00240bbb" style:font-size-asian="9.60000038146973pt" style:font-weight-asian="bold" style:font-size-complex="11pt" style:font-weight-complex="bold"/>
    </style:style>
    <style:style style:name="P60" style:family="paragraph" style:parent-style-name="Standard">
      <style:text-properties style:font-name="Calibri" fo:font-size="11pt" style:text-underline-style="none" fo:font-weight="bold" officeooo:rsid="0024cbc9" officeooo:paragraph-rsid="0024cbc9" style:font-size-asian="9.60000038146973pt" style:font-weight-asian="bold" style:font-size-complex="11pt" style:font-weight-complex="bold"/>
    </style:style>
    <style:style style:name="P61" style:family="paragraph" style:parent-style-name="Standard" style:list-style-name="L7">
      <style:text-properties style:font-name="Calibri" fo:font-size="11pt" style:text-underline-style="none" fo:font-weight="bold" officeooo:rsid="0024cbc9" officeooo:paragraph-rsid="0024cbc9" style:font-size-asian="9.60000038146973pt" style:font-weight-asian="bold" style:font-size-complex="11pt" style:font-weight-complex="bold"/>
    </style:style>
    <style:style style:name="T1" style:family="text">
      <style:text-properties officeooo:rsid="0005bf3f"/>
    </style:style>
    <style:style style:name="T2" style:family="text">
      <style:text-properties officeooo:rsid="000991a4"/>
    </style:style>
    <style:style style:name="T3" style:family="text">
      <style:text-properties fo:font-weight="normal" style:font-weight-asian="normal" style:font-weight-complex="normal"/>
    </style:style>
    <style:style style:name="T4" style:family="text">
      <style:text-properties fo:font-weight="normal" officeooo:rsid="000b3c8a" style:font-weight-asian="normal" style:font-weight-complex="normal"/>
    </style:style>
    <style:style style:name="T5" style:family="text">
      <style:text-properties fo:font-weight="normal" officeooo:rsid="000b610f" style:font-weight-asian="normal" style:font-weight-complex="normal"/>
    </style:style>
    <style:style style:name="T6" style:family="text">
      <style:text-properties fo:font-weight="normal" officeooo:rsid="000d5912" style:font-weight-asian="normal" style:font-weight-complex="normal"/>
    </style:style>
    <style:style style:name="T7" style:family="text">
      <style:text-properties fo:font-weight="normal" officeooo:rsid="000ee8ce" style:font-weight-asian="normal" style:font-weight-complex="normal"/>
    </style:style>
    <style:style style:name="T8" style:family="text">
      <style:text-properties fo:font-weight="normal" officeooo:rsid="0010cf55" style:font-weight-asian="normal" style:font-weight-complex="normal"/>
    </style:style>
    <style:style style:name="T9" style:family="text">
      <style:text-properties fo:font-weight="normal" officeooo:rsid="0010e30a" style:font-weight-asian="normal" style:font-weight-complex="normal"/>
    </style:style>
    <style:style style:name="T10" style:family="text">
      <style:text-properties fo:font-weight="normal" officeooo:rsid="0013f032" style:font-weight-asian="normal" style:font-weight-complex="normal"/>
    </style:style>
    <style:style style:name="T11" style:family="text">
      <style:text-properties fo:font-weight="normal" officeooo:rsid="0014480a" style:font-weight-asian="normal" style:font-weight-complex="normal"/>
    </style:style>
    <style:style style:name="T12" style:family="text">
      <style:text-properties fo:font-weight="normal" officeooo:rsid="001721c8" style:font-weight-asian="normal" style:font-weight-complex="normal"/>
    </style:style>
    <style:style style:name="T13" style:family="text">
      <style:text-properties fo:font-weight="normal" officeooo:rsid="001798d8" style:font-weight-asian="normal" style:font-weight-complex="normal"/>
    </style:style>
    <style:style style:name="T14" style:family="text">
      <style:text-properties fo:font-weight="normal" officeooo:rsid="00179bff" style:font-weight-asian="normal" style:font-weight-complex="normal"/>
    </style:style>
    <style:style style:name="T15" style:family="text">
      <style:text-properties fo:font-weight="normal" officeooo:rsid="001929f3" style:font-weight-asian="normal" style:font-weight-complex="normal"/>
    </style:style>
    <style:style style:name="T16" style:family="text">
      <style:text-properties fo:font-weight="normal" officeooo:rsid="001a7137" style:font-weight-asian="normal" style:font-weight-complex="normal"/>
    </style:style>
    <style:style style:name="T17" style:family="text">
      <style:text-properties fo:font-weight="normal" officeooo:rsid="001b08e5" style:font-weight-asian="normal" style:font-weight-complex="normal"/>
    </style:style>
    <style:style style:name="T18" style:family="text">
      <style:text-properties fo:font-weight="normal" officeooo:rsid="001c44dc" style:font-weight-asian="normal" style:font-weight-complex="normal"/>
    </style:style>
    <style:style style:name="T19" style:family="text">
      <style:text-properties fo:font-weight="normal" officeooo:rsid="001dbc54" style:font-weight-asian="normal" style:font-weight-complex="normal"/>
    </style:style>
    <style:style style:name="T20" style:family="text">
      <style:text-properties fo:font-weight="normal" officeooo:rsid="0020c945" style:font-weight-asian="normal" style:font-weight-complex="normal"/>
    </style:style>
    <style:style style:name="T21" style:family="text">
      <style:text-properties fo:font-weight="normal" officeooo:rsid="0024cbc9" style:font-weight-asian="normal" style:font-weight-complex="normal"/>
    </style:style>
    <style:style style:name="T22" style:family="text">
      <style:text-properties fo:font-weight="normal" officeooo:rsid="00285427" style:font-weight-asian="normal" style:font-weight-complex="normal"/>
    </style:style>
    <style:style style:name="T23" style:family="text">
      <style:text-properties officeooo:rsid="000d2a2f"/>
    </style:style>
    <style:style style:name="T24" style:family="text">
      <style:text-properties officeooo:rsid="0012be2a"/>
    </style:style>
    <style:style style:name="T25" style:family="text">
      <style:text-properties officeooo:rsid="0013f032"/>
    </style:style>
    <style:style style:name="T26" style:family="text">
      <style:text-properties officeooo:rsid="00179bff"/>
    </style:style>
    <style:style style:name="T27" style:family="text">
      <style:text-properties officeooo:rsid="0020c945"/>
    </style:style>
    <style:style style:name="T28" style:family="text">
      <style:text-properties officeooo:rsid="00240bbb"/>
    </style:style>
    <style:style style:name="T29" style:family="text">
      <style:text-properties officeooo:rsid="00295543"/>
    </style:style>
    <style:style style:name="T30" style:family="text">
      <style:text-properties officeooo:rsid="002a2b89"/>
    </style:style>
    <style:style style:name="T31" style:family="text">
      <style:text-properties officeooo:rsid="002d28b6"/>
    </style:style>
    <style:style style:name="T32" style:family="text">
      <style:text-properties officeooo:rsid="002eb61e"/>
    </style:style>
    <style:style style:name="T33" style:family="text">
      <style:text-properties officeooo:rsid="002f9ae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ow Component Testing:</text:p>
      <text:p text:style-name="P4">Description:</text:p>
      <text:p text:style-name="P2">The Flow component holds the responsibility for gathering the Player input—using mouse clicks—and forwarding it to the Board if it had gameplay ramifications, and to the Display if it did not. The Flow component is partially in charge of directing the flow of the system as it parses the input from the user, who ultimately controls the flow, and determines what to do as a result of that input. Input will be received from the user in the form of mouse and button clicks, and the Flow component determines what action to take based on the specific event. Also, the Flow component is responsible fo<text:span text:style-name="T29">r storing and handling</text:span> specific system data. Again, from an MVC perspective, the Event Handler could be partly View in that it interacts with the outside users of the system, but it can also be partly Controller, as it has to know where to send events.</text:p>
      <text:p text:style-name="P2">The Flow component will be tested to determine that it receives the correct input and responds with the correct operation. It will be tested to ensure that when a specific event is received it performs the <text:span text:style-name="T1">correct operation. Also, the Flow component’s saving, loading, and handling of data will be tested to determine the data will not be lost or manipulated incorrectly.</text:span></text:p>
      <text:p text:style-name="P5">Significance:</text:p>
      <text:p text:style-name="P3">The Flow component is significant because it receives and handles the input from the user, and then informs the other components, the Board and Display, of the user’s intentions. If the Flow component malfunctions, the user will not be able to interact with the system and the system will fail. Also, since the Flow component saves, loads, and manipulates much of the data, it must function correctly, or the user will not be able to use the system as it is intended to be used. <text:span text:style-name="T29">Malfunctions such as</text:span> the inability to save game settings, player settings, or disabling the saving of game log files <text:span text:style-name="T29">must be avoided</text:span>. </text:p>
      <text:p text:style-name="P3"/>
      <text:p text:style-name="P5">GameManager <text:span text:style-name="T23">Class</text:span>:</text:p>
      <text:p text:style-name="P5">Description:</text:p>
      <text:p text:style-name="P6">The GameManager class handles all the interactions between the player and the screen <text:span text:style-name="T2">during a game</text:span>. <text:span text:style-name="T2">It is responsible for determining the action the player has taken and then directing the Board and Display components to respond accordingly. </text:span></text:p>
      <text:p text:style-name="P16">Significance:</text:p>
      <text:p text:style-name="P7">The GameManager is significant because it receives the events from each player during the game and directs the Board and Display components accordingly. If the GameManager malfunctions, the game will not run smoothly and could break, which would defeat the purpose of the system, <text:span text:style-name="T30">which then leads to system failure</text:span>.</text:p>
      <text:p text:style-name="P16">Test Cases:</text:p>
      <text:list xml:id="list2316345444383362171" text:style-name="L2">
        <text:list-item>
          <text:p text:style-name="P26">GameManager(Settings <text:s/>settings):</text:p>
          <text:list>
            <text:list-item>
              <text:p text:style-name="P22">Test Case: <text:span text:style-name="T3">Instantiate the </text:span><text:span text:style-name="T5">GameManager</text:span><text:span text:style-name="T3">.</text:span></text:p>
              <text:p text:style-name="P22">Expected Result: <text:span text:style-name="T5">The buttons and the settings are instantiated correctly and can be accessed as necessary.</text:span></text:p>
            </text:list-item>
          </text:list>
        </text:list-item>
      </text:list>
      <text:list xml:id="list4645008746800459943" text:style-name="L1">
        <text:list-item>
          <text:p text:style-name="P20">createMatch(MatchOptions <text:s/>matchOptions):</text:p>
          <text:list>
            <text:list-item>
              <text:p text:style-name="P17">Test Case: <text:span text:style-name="T3">Instantiate </text:span><text:span text:style-name="T7">a valid</text:span><text:span text:style-name="T3"> match.</text:span></text:p>
              <text:p text:style-name="P17">Expected Result: <text:span text:style-name="T3">The match is instantiated according to the specified match options. Check that each of the match options are valid and can be accessed as needed.</text:span></text:p>
            </text:list-item>
            <text:list-item>
              <text:p text:style-name="P19">Test Case: <text:span text:style-name="T3">Instantiate </text:span><text:span text:style-name="T7">an invalid</text:span><text:span text:style-name="T3"> match.</text:span></text:p>
              <text:p text:style-name="P19">Expected Result:<text:span text:style-name="T3"> The match is </text:span><text:span text:style-name="T7">not instantiated and the error is handled appropriately.</text:span></text:p>
            </text:list-item>
          </text:list>
        </text:list-item>
        <text:list-item>
          <text:p text:style-name="P17">clickedButton():</text:p>
          <text:list>
            <text:list-item>
              <text:p text:style-name="P17">Test Case: <text:span text:style-name="T3">Trigger a button event.</text:span></text:p>
              <text:p text:style-name="P17">Expected Result:<text:span text:style-name="T3"> Returns true.</text:span></text:p>
            </text:list-item>
            <text:list-item>
              <text:p text:style-name="P17"><text:soft-page-break/>Test Case: <text:span text:style-name="T3">Trigger events not produced by the button.</text:span></text:p>
              <text:p text:style-name="P17">Expected Result:<text:span text:style-name="T3"> Returns false.</text:span></text:p>
            </text:list-item>
          </text:list>
        </text:list-item>
        <text:list-item>
          <text:p text:style-name="P17">isValidButton(): </text:p>
          <text:list>
            <text:list-item>
              <text:p text:style-name="P17">Test Case: <text:span text:style-name="T3">Trigger a button event <text:s/>generated from one of the buttons in the game screen.</text:span></text:p>
              <text:p text:style-name="P17">Expected Result:<text:span text:style-name="T3"> Returns true.</text:span></text:p>
            </text:list-item>
            <text:list-item>
              <text:p text:style-name="P17">Test Case: <text:span text:style-name="T3">Trigger a button event outside the game screen.</text:span></text:p>
              <text:p text:style-name="P17">Expected Result:<text:span text:style-name="T3"> Returns false.</text:span></text:p>
            </text:list-item>
          </text:list>
        </text:list-item>
        <text:list-item>
          <text:p text:style-name="P17">draggedBoard():</text:p>
          <text:list>
            <text:list-item>
              <text:p text:style-name="P17">Test Case: <text:span text:style-name="T3">Trigger an event generated by dragging the board.</text:span></text:p>
              <text:p text:style-name="P17">Expected Result:<text:span text:style-name="T3"> Returns true.</text:span></text:p>
            </text:list-item>
            <text:list-item>
              <text:p text:style-name="P17">Test Case: <text:span text:style-name="T3">Trigger events not generated by dragging the board.</text:span></text:p>
              <text:p text:style-name="P17">Expected Result:<text:span text:style-name="T3"> Returns false.</text:span></text:p>
            </text:list-item>
          </text:list>
        </text:list-item>
        <text:list-item>
          <text:p text:style-name="P25">clickedMove():</text:p>
          <text:list>
            <text:list-item>
              <text:p text:style-name="P18">Test Case: <text:span text:style-name="T3">Trigger </text:span><text:span text:style-name="T4">an event generated by clicking move</text:span><text:span text:style-name="T3">.</text:span></text:p>
              <text:p text:style-name="P18">Expected Result:<text:span text:style-name="T3"> Returns true.</text:span></text:p>
            </text:list-item>
            <text:list-item>
              <text:p text:style-name="P18">Test Case: <text:span text:style-name="T3">Trigger </text:span><text:span text:style-name="T4">events not generated by clicking move</text:span><text:span text:style-name="T3">.</text:span></text:p>
              <text:p text:style-name="P18">Expected Result:<text:span text:style-name="T3"> Returns </text:span><text:span text:style-name="T4">false</text:span><text:span text:style-name="T3">.</text:span></text:p>
            </text:list-item>
          </text:list>
        </text:list-item>
        <text:list-item>
          <text:p text:style-name="P25">clickedShoot():</text:p>
          <text:list>
            <text:list-item>
              <text:p text:style-name="P18">Test Case: <text:span text:style-name="T3">Trigger </text:span><text:span text:style-name="T4">an event generated by clicking shoot.</text:span></text:p>
              <text:p text:style-name="P18">Expected Result:<text:span text:style-name="T3"> Returns tr</text:span><text:span text:style-name="T4">ue</text:span><text:span text:style-name="T3">.</text:span></text:p>
            </text:list-item>
            <text:list-item>
              <text:p text:style-name="P18">Test Case: <text:span text:style-name="T3">Trigger </text:span><text:span text:style-name="T4">events not generated by clicking shoot</text:span><text:span text:style-name="T3">.</text:span></text:p>
              <text:p text:style-name="P18">Expected Result:<text:span text:style-name="T3"> Returns </text:span><text:span text:style-name="T4">false</text:span><text:span text:style-name="T3">.</text:span></text:p>
            </text:list-item>
          </text:list>
        </text:list-item>
        <text:list-item>
          <text:p text:style-name="P25">clickedExit():</text:p>
          <text:list>
            <text:list-item>
              <text:p text:style-name="P18">Test Case: <text:span text:style-name="T3">Trigger </text:span><text:span text:style-name="T4">an event generated by clicking the exit button</text:span><text:span text:style-name="T3">.</text:span></text:p>
              <text:p text:style-name="P18">Expected Result:<text:span text:style-name="T3"> Returns true.</text:span></text:p>
            </text:list-item>
            <text:list-item>
              <text:p text:style-name="P18">Test Case: <text:span text:style-name="T3">Trigger </text:span><text:span text:style-name="T4">events not generated by clicking the exit button</text:span><text:span text:style-name="T3">.</text:span></text:p>
              <text:p text:style-name="P18">Expected Result:<text:span text:style-name="T3"> Returns </text:span><text:span text:style-name="T4">false</text:span><text:span text:style-name="T3">.</text:span></text:p>
            </text:list-item>
          </text:list>
        </text:list-item>
        <text:list-item>
          <text:p text:style-name="P25">clickedPanArrow():</text:p>
          <text:list>
            <text:list-item>
              <text:p text:style-name="P18">Test Case: <text:span text:style-name="T3">Trigger </text:span><text:span text:style-name="T4">an event generated by clicking the pan arrow button</text:span><text:span text:style-name="T3">.</text:span></text:p>
              <text:p text:style-name="P18">Expected Result:<text:span text:style-name="T3"> Returns true.</text:span></text:p>
            </text:list-item>
            <text:list-item>
              <text:p text:style-name="P18">Test Case: <text:span text:style-name="T3">Trigger </text:span><text:span text:style-name="T4">an events not generated by clicking the pan arrow button</text:span><text:span text:style-name="T3">.</text:span></text:p>
              <text:p text:style-name="P18">Expected Result:<text:span text:style-name="T3"> Returns </text:span><text:span text:style-name="T4">false</text:span><text:span text:style-name="T3">.</text:span></text:p>
            </text:list-item>
          </text:list>
        </text:list-item>
      </text:list>
      <text:p text:style-name="P21"><text:span text:style-name="T3"/></text:p>
      <text:p text:style-name="P27">MenuManager Class:</text:p>
      <text:p text:style-name="P27">Description:</text:p>
      <text:p text:style-name="P8">The MenuManager class helps with the user inputs given on all screens that interface with the user. In other words, all events in all the screens, except for the game screen, are reported to the MenuManager class. As a result, the MenuManager class stores information about the match options and the general settings.</text:p>
      <text:p text:style-name="P8">The MenuManager class will be tested to determine that it receives input and saves and loads the stored data, such as player settings and robot records, as necessary.</text:p>
      <text:p text:style-name="P27">Significance: </text:p>
      <text:p text:style-name="P8">The MenuManager class stores and loads data the system needs to properly run the game <text:span text:style-name="T32">and receives input about the events of screens other than the game screen</text:span>. Since this data is needed to properly run the game, it is necessary to ensure that this data can be saved and loaded successfully on each run of the system.</text:p>
      <text:p text:style-name="P27">Test Cases:</text:p>
      <text:list xml:id="list366762928424971115" text:style-name="L3">
        <text:list-item>
          <text:p text:style-name="P28">saveSettings():</text:p>
          <text:list>
            <text:list-item>
              <text:p text:style-name="P28">Test Case: <text:span text:style-name="T3">Set </text:span><text:span text:style-name="T6">valid</text:span><text:span text:style-name="T3"> settings and invoke the method.</text:span></text:p>
            </text:list-item>
            <text:list-item>
              <text:p text:style-name="P28"><text:soft-page-break/>Expected Result: <text:span text:style-name="T3">The settings are saved in the correct format according to the current state of the settings.</text:span></text:p>
            </text:list-item>
            <text:list-item>
              <text:p text:style-name="P29">Test Case: <text:span text:style-name="T3">Set </text:span><text:span text:style-name="T6">invalid</text:span><text:span text:style-name="T3"> settings and invoke the method.</text:span></text:p>
              <text:p text:style-name="P29">Expected Result:<text:span text:style-name="T3"> The settings are </text:span><text:span text:style-name="T6">not </text:span><text:span text:style-name="T3">saved </text:span><text:span text:style-name="T6">and the error is handled appropriately.</text:span></text:p>
            </text:list-item>
          </text:list>
        </text:list-item>
        <text:list-item>
          <text:p text:style-name="P31">LoadSettings():</text:p>
          <text:list>
            <text:list-item>
              <text:p text:style-name="P28">Test Case: <text:span text:style-name="T8">Store</text:span><text:span text:style-name="T3"> </text:span><text:span text:style-name="T8">valid</text:span><text:span text:style-name="T3"> settings and invoke the method.</text:span></text:p>
              <text:p text:style-name="P28">Expected Result: <text:span text:style-name="T3">The settings </text:span><text:span text:style-name="T8">are</text:span><text:span text:style-name="T3"> loaded into the system successfully and correctly.</text:span></text:p>
            </text:list-item>
            <text:list-item>
              <text:p text:style-name="P30">Test Case: <text:span text:style-name="T8">Store invalid</text:span><text:span text:style-name="T3"> settings and invoke the method.</text:span></text:p>
            </text:list-item>
            <text:list-item>
              <text:p text:style-name="P30">Expected Result:<text:span text:style-name="T3"> The settings </text:span><text:span text:style-name="T8">are not</text:span><text:span text:style-name="T3"> loaded into the system </text:span><text:span text:style-name="T8">and the error is handled appropriately.</text:span></text:p>
            </text:list-item>
          </text:list>
        </text:list-item>
        <text:list-item>
          <text:p text:style-name="P23">clickedButton():</text:p>
          <text:list>
            <text:list-item>
              <text:p text:style-name="P23">Test Case: <text:span text:style-name="T3">Trigger a button event.</text:span></text:p>
              <text:p text:style-name="P23">Expected Result:<text:span text:style-name="T3"> Returns true.</text:span></text:p>
            </text:list-item>
            <text:list-item>
              <text:p text:style-name="P23">Test Case: <text:span text:style-name="T3">Trigger events not produced by the button.</text:span></text:p>
              <text:p text:style-name="P23">Expected Result:<text:span text:style-name="T3"> Returns false.</text:span></text:p>
            </text:list-item>
          </text:list>
        </text:list-item>
        <text:list-item>
          <text:p text:style-name="P23">isValidButton(): </text:p>
          <text:list>
            <text:list-item>
              <text:p text:style-name="P23">Test Case: <text:span text:style-name="T3">Trigger a button event <text:s/>generated from one of the buttons in the game screen.</text:span></text:p>
              <text:p text:style-name="P23">Expected Result:<text:span text:style-name="T3"> Returns true.</text:span></text:p>
            </text:list-item>
            <text:list-item>
              <text:p text:style-name="P23">Test Case: <text:span text:style-name="T3">Trigger a button event outside the game screen.</text:span></text:p>
              <text:p text:style-name="P23"><text:span text:style-name="T8">Expected Result: Returns fals</text:span><text:span text:style-name="T9">e.</text:span></text:p>
            </text:list-item>
          </text:list>
        </text:list-item>
      </text:list>
      <text:p text:style-name="P24"><text:span text:style-name="T9"/></text:p>
      <text:p text:style-name="P32">PlayerSettings Class:</text:p>
      <text:p text:style-name="P32">Description:</text:p>
      <text:p text:style-name="P9">The PlayerSettings class contains information about the preferences of the player while playing the game. It is also used to instantiate each player before the game begins. Each player will be instantiated according to their player settings.</text:p>
      <text:p text:style-name="P32">Significance:</text:p>
      <text:p text:style-name="P9">The PlayerSettingsClass is responsible for storing the preferences of each player. Since it is used to instantiate the game with the preferences for each player, it is important to ensure correct retrieval and storage of each player’s preferences so that a game may begin successfully.</text:p>
      <text:p text:style-name="P33">Test Cases:</text:p>
      <text:list xml:id="list1904493175466434992" text:style-name="L4">
        <text:list-item>
          <text:p text:style-name="P34">PlayerSettings(bool isAI, String name, <text:span text:style-name="T24">Dictionary&lt;int, RobotRecord&gt; mapRobots):</text:span></text:p>
          <text:list>
            <text:list-item>
              <text:p text:style-name="P35">Test Case: <text:span text:style-name="T3">Instantiate the object with various values for isAI, name, and mapRobots.</text:span></text:p>
              <text:p text:style-name="P35">Expected Results: <text:span text:style-name="T3">Check that all fields are set correctly and can be accessed as needed.</text:span></text:p>
            </text:list-item>
          </text:list>
        </text:list-item>
        <text:list-item>
          <text:p text:style-name="P35">getIsAI():</text:p>
          <text:list>
            <text:list-item>
              <text:p text:style-name="P35">Test Case: <text:span text:style-name="T3">Set isAI of the object to true.</text:span></text:p>
              <text:p text:style-name="P35">Expected Results: <text:span text:style-name="T3">Returns true.</text:span></text:p>
            </text:list-item>
            <text:list-item>
              <text:p text:style-name="P35">Test Case: <text:span text:style-name="T3">Set isAI of the object to false.</text:span></text:p>
              <text:p text:style-name="P35">Expected Results:<text:span text:style-name="T3"> Returns false.</text:span></text:p>
            </text:list-item>
          </text:list>
        </text:list-item>
        <text:list-item>
          <text:p text:style-name="P45">setIsAI(bool isAI):</text:p>
          <text:list>
            <text:list-item>
              <text:p text:style-name="P36">Test Case: <text:span text:style-name="T10">Use to s</text:span><text:span text:style-name="T3">et isAI of the object to </text:span><text:span text:style-name="T10">true</text:span><text:span text:style-name="T3">.</text:span></text:p>
              <text:p text:style-name="P36">Expected Results:<text:span text:style-name="T3"> </text:span><text:span text:style-name="T10">The isAI field is true.</text:span></text:p>
            </text:list-item>
            <text:list-item>
              <text:p text:style-name="P36">Test Case: <text:span text:style-name="T10">Use to s</text:span><text:span text:style-name="T3">et isAI </text:span><text:span text:style-name="T11">field</text:span><text:span text:style-name="T3"> of the object to </text:span><text:span text:style-name="T10">false</text:span><text:span text:style-name="T3">.</text:span></text:p>
              <text:p text:style-name="P36"><text:span text:style-name="T25">Expected Results:</text:span><text:span text:style-name="T10"> The isAI field is false.</text:span></text:p>
            </text:list-item>
          </text:list>
        </text:list-item>
        <text:list-item>
          <text:p text:style-name="P46"><text:soft-page-break/>getName():</text:p>
          <text:list>
            <text:list-item>
              <text:p text:style-name="P37">Test Case: <text:span text:style-name="T11">S</text:span><text:span text:style-name="T3">et</text:span><text:span text:style-name="T11"> name field to various names</text:span><text:span text:style-name="T3">.</text:span></text:p>
              <text:p text:style-name="P37">Expected Results:<text:span text:style-name="T3"> </text:span><text:span text:style-name="T10">.</text:span><text:span text:style-name="T11">Returns the correct name.</text:span></text:p>
            </text:list-item>
          </text:list>
        </text:list-item>
        <text:list-item>
          <text:p text:style-name="P46">setName(String name):</text:p>
          <text:list>
            <text:list-item>
              <text:p text:style-name="P37">Test Case: <text:span text:style-name="T10">Use to s</text:span><text:span text:style-name="T3">et </text:span><text:span text:style-name="T11">name field</text:span><text:span text:style-name="T3"> of the object to </text:span><text:span text:style-name="T10">true</text:span><text:span text:style-name="T3">.</text:span></text:p>
              <text:p text:style-name="P37">Expected Results:<text:span text:style-name="T3"> </text:span><text:span text:style-name="T11">The name field is altered to the name parameter</text:span><text:span text:style-name="T10">.</text:span></text:p>
            </text:list-item>
          </text:list>
        </text:list-item>
      </text:list>
      <text:p text:style-name="P38"><text:span text:style-name="T10"/></text:p>
      <text:p text:style-name="P47">Settings Class:<text:line-break/>Description:</text:p>
      <text:p text:style-name="P10">The Settings class stores the information that the user would like to store about the future match. For example, the volume of the background sound during the match, whether or not the logs should be stored to the disk, and additional settings, such as keyboard inputs, that the user would like to use for movement and direction of the pieces.</text:p>
      <text:p text:style-name="P48">Significance:</text:p>
      <text:p text:style-name="P11">The options for the current <text:span text:style-name="T32">and </text:span>future matches are stored within the Settings class, so it is important to ensure this data can be stored and accessed for a game to be instantiated properly and as the user desires.</text:p>
      <text:p text:style-name="P48">Test Cases:</text:p>
      <text:list xml:id="list567924403639454345" text:style-name="L5">
        <text:list-item>
          <text:p text:style-name="P49">Settings(int soundVolume, bool saveLogs, Dictionary&lt;String, int&gt; keyMapping):</text:p>
          <text:list>
            <text:list-item>
              <text:p text:style-name="P39">Test Case: <text:span text:style-name="T3">Instantiate the object with various values for </text:span><text:span text:style-name="T12">soundVolume</text:span><text:span text:style-name="T3">, </text:span><text:span text:style-name="T12">saveLogs</text:span><text:span text:style-name="T3">, and </text:span><text:span text:style-name="T13">keyMapping</text:span><text:span text:style-name="T3">.</text:span></text:p>
              <text:p text:style-name="P39">Expected Results: <text:span text:style-name="T3">Check that all fields are set correctly and can be accessed as needed.</text:span></text:p>
            </text:list-item>
          </text:list>
        </text:list-item>
        <text:list-item>
          <text:p text:style-name="P51">setVolumeLevel(int level):</text:p>
          <text:list>
            <text:list-item>
              <text:p text:style-name="P40">Test Case: <text:span text:style-name="T14">Use to set the soundVolume field to various valid levels.</text:span></text:p>
              <text:p text:style-name="P40">Expected Results: <text:span text:style-name="T14">The soundVolume field is set to the specified level.</text:span></text:p>
            </text:list-item>
            <text:list-item>
              <text:p text:style-name="P40">Test Case: <text:span text:style-name="T14">Use to set the soundVolume field to the minimum level.</text:span></text:p>
              <text:p text:style-name="P40"><text:span text:style-name="T26">Expected Results:</text:span><text:span text:style-name="T14"> The soundVolume field is set to the specified level.</text:span></text:p>
            </text:list-item>
            <text:list-item>
              <text:p text:style-name="P40">Test Case: <text:span text:style-name="T14">Use to set the soundVolume field to a level below the minimum.</text:span></text:p>
              <text:p text:style-name="P40"><text:span text:style-name="T26">Expected Results:</text:span><text:span text:style-name="T14"> The soundVolume field is set to the minimum level.</text:span></text:p>
            </text:list-item>
            <text:list-item>
              <text:p text:style-name="P40">Test Case: <text:span text:style-name="T14">Use to set the soundVolume field to </text:span><text:span text:style-name="T15">the maximum level</text:span><text:span text:style-name="T14">.</text:span></text:p>
              <text:p text:style-name="P40"><text:span text:style-name="T26">Expected Results:</text:span><text:span text:style-name="T14"> The soundVolume field is set to the specified level.</text:span></text:p>
            </text:list-item>
            <text:list-item>
              <text:p text:style-name="P41">Test Case: <text:span text:style-name="T14">Use to set the soundVolume field to </text:span><text:span text:style-name="T15">a level above the maximum level</text:span><text:span text:style-name="T14">.</text:span></text:p>
              <text:p text:style-name="P41"><text:span text:style-name="T26">Expected Results:</text:span><text:span text:style-name="T14"> The soundVolume field is set to the </text:span><text:span text:style-name="T16">maximum</text:span><text:span text:style-name="T14"> level.</text:span></text:p>
            </text:list-item>
          </text:list>
        </text:list-item>
        <text:list-item>
          <text:p text:style-name="P50">getVolumeLevel():</text:p>
          <text:list>
            <text:list-item>
              <text:p text:style-name="P40">Test Case: <text:span text:style-name="T14">Set the soundVolume field to </text:span><text:span text:style-name="T17">various different</text:span><text:span text:style-name="T14"> levels.</text:span></text:p>
              <text:p text:style-name="P40">Expected Results:<text:span text:style-name="T3"> </text:span><text:span text:style-name="T14">The correct sound level is returned.</text:span></text:p>
            </text:list-item>
          </text:list>
        </text:list-item>
        <text:list-item>
          <text:p text:style-name="P52">setSaveToDisk(bool save):</text:p>
          <text:list>
            <text:list-item>
              <text:p text:style-name="P42">Test Case: <text:span text:style-name="T14">Use to set the </text:span><text:span text:style-name="T18">saveLogsToDisk</text:span><text:span text:style-name="T14"> field t</text:span><text:span text:style-name="T18">o true</text:span><text:span text:style-name="T14">.</text:span></text:p>
              <text:p text:style-name="P42">Expected Results: <text:span text:style-name="T14">The </text:span><text:span text:style-name="T18">saveLogsToDisk</text:span><text:span text:style-name="T14"> field is </text:span><text:span text:style-name="T18">true</text:span><text:span text:style-name="T14">.</text:span></text:p>
            </text:list-item>
            <text:list-item>
              <text:p text:style-name="P42">Test Case: <text:span text:style-name="T14">Use to set the </text:span><text:span text:style-name="T18">saveLogsToDisk</text:span><text:span text:style-name="T14"> field t</text:span><text:span text:style-name="T18">o false</text:span><text:span text:style-name="T14">.</text:span></text:p>
              <text:p text:style-name="P42"><text:span text:style-name="T26">Expected Results:</text:span><text:span text:style-name="T14"> The </text:span><text:span text:style-name="T18">saveLogsToDisk</text:span><text:span text:style-name="T14"> field is </text:span><text:span text:style-name="T18">false</text:span><text:span text:style-name="T14">.</text:span></text:p>
            </text:list-item>
          </text:list>
        </text:list-item>
        <text:list-item>
          <text:p text:style-name="P53">getSaveToDisk():</text:p>
          <text:list>
            <text:list-item>
              <text:p text:style-name="P43">Test Case: <text:span text:style-name="T19">S</text:span><text:span text:style-name="T14">et the </text:span><text:span text:style-name="T18">saveLogsToDisk</text:span><text:span text:style-name="T14"> field t</text:span><text:span text:style-name="T18">o true</text:span><text:span text:style-name="T14">.</text:span></text:p>
              <text:p text:style-name="P43">Expected Results:<text:span text:style-name="T3"> </text:span><text:span text:style-name="T19">Returns true</text:span><text:span text:style-name="T14">.</text:span></text:p>
            </text:list-item>
            <text:list-item>
              <text:p text:style-name="P43">Test Case: <text:span text:style-name="T19">S</text:span><text:span text:style-name="T14">et the </text:span><text:span text:style-name="T18">saveLogsToDisk</text:span><text:span text:style-name="T14"> field t</text:span><text:span text:style-name="T18">o </text:span><text:span text:style-name="T19">false</text:span><text:span text:style-name="T14">.</text:span></text:p>
              <text:p text:style-name="P43"><text:span text:style-name="T26">Expected Results:</text:span><text:span text:style-name="T14"> </text:span><text:span text:style-name="T19">Returns false</text:span><text:span text:style-name="T14">.</text:span></text:p>
            </text:list-item>
          </text:list>
        </text:list-item>
      </text:list>
      <text:p text:style-name="P44"><text:span text:style-name="T14"/></text:p>
      <text:p text:style-name="P54">MatchOptions Class:</text:p>
      <text:p text:style-name="P54"><text:soft-page-break/>Description:</text:p>
      <text:p text:style-name="P12">The MatchOptions class is essentially for storing all the details about a match, if in case the player wants to rematch. The MatchOptions is not resposible for ensuring the data is correct. This is already done elsewhere.</text:p>
      <text:p text:style-name="P12">The MatchOptions class does not contain many methods <text:span text:style-name="T27">other than accessors and mutators</text:span>, but <text:span text:style-name="T27">merely</text:span> acts as a temporary storage. As such, it will only be tested to determine that it correctly stores the data and that the data can then be retrieved as needed.</text:p>
      <text:p text:style-name="P59">Significance:</text:p>
      <text:p text:style-name="P15">The MatchOptions class is significant because it stores the match options specified by the user, which are needed if the user would like to play a rematch. It is important to ensure the MatchOptions class stores the options for the match so that this feature can be properly implemented.</text:p>
      <text:p text:style-name="P54">TestCases:</text:p>
      <text:list xml:id="list7266247380656216860" text:style-name="L6">
        <text:list-item>
          <text:p text:style-name="P55">Constructor:</text:p>
          <text:list>
            <text:list-item>
              <text:p text:style-name="P55">Test Case: <text:span text:style-name="T3">Instantiate the object with various values for its attributes.</text:span></text:p>
              <text:p text:style-name="P55">Expected Results: <text:span text:style-name="T3">The values of its attributes are stored correctly and can be accessed as needed.</text:span></text:p>
            </text:list-item>
          </text:list>
        </text:list-item>
        <text:list-item>
          <text:p text:style-name="P55">Setters and Getters:</text:p>
          <text:list>
            <text:list-item>
              <text:p text:style-name="P55">Test Case: <text:span text:style-name="T3">Use setters to set the attributes to various values.</text:span></text:p>
              <text:p text:style-name="P55">Expected Results: <text:span text:style-name="T3">The attributes are set the specified value.</text:span></text:p>
            </text:list-item>
            <text:list-item>
              <text:p text:style-name="P55">Test Case: <text:span text:style-name="T20">Set the attributes to various values and use the getters.</text:span></text:p>
              <text:p text:style-name="P55">Expected Results:<text:span text:style-name="T3"> </text:span><text:span text:style-name="T20">The getters return the correct values.</text:span></text:p>
            </text:list-item>
          </text:list>
        </text:list-item>
      </text:list>
      <text:p text:style-name="P54"><text:span text:style-name="T20"/></text:p>
      <text:p text:style-name="P57">RobotRecord Class:</text:p>
      <text:p text:style-name="P57">Description:</text:p>
      <text:p text:style-name="P13">The RobotRecord class has the sole purpose of storing the JSON file.</text:p>
      <text:p text:style-name="P14">The RobotRecord class will be tested to ensure it correcly stores the JSON file and the JSON file can then be accessed <text:span text:style-name="T33">correctly</text:span>.</text:p>
      <text:p text:style-name="P58">Significance:</text:p>
      <text:p text:style-name="P14">The RobotRecord <text:span text:style-name="T28">is significant because it is used to store the JSON files of the robots. As such, it must be ensured that the JSON files are stored correctly and can then be accessed as needed, otherwise AI robots cannot play in the game, which is an important feature.</text:span></text:p>
      <text:p text:style-name="P60">Test Cases:</text:p>
      <text:list xml:id="list4345808452185576898" text:style-name="L7">
        <text:list-item>
          <text:p text:style-name="P61">RobotRecord(JSON file):</text:p>
          <text:list>
            <text:list-item>
              <text:p text:style-name="P56">Test Case: <text:span text:style-name="T21">Instantiate the object with a valid JSON robot file.</text:span></text:p>
              <text:p text:style-name="P56">Expected Results:<text:span text:style-name="T3"> </text:span><text:span text:style-name="T20">The </text:span><text:span text:style-name="T21">JSON file is stored </text:span><text:span text:style-name="T22">correctly and can be accessed as needed</text:span><text:span text:style-name="T21">.</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20:06:28.678101877</meta:creation-date>
    <dc:date>2016-11-06T02:26:04.244170804</dc:date>
    <meta:editing-duration>PT1H36M8S</meta:editing-duration>
    <meta:editing-cycles>30</meta:editing-cycles>
    <meta:generator>LibreOffice/5.1.4.2$Linux_X86_64 LibreOffice_project/10m0$Build-2</meta:generator>
    <meta:document-statistic meta:table-count="0" meta:image-count="0" meta:object-count="0" meta:page-count="5" meta:paragraph-count="164" meta:word-count="2020" meta:character-count="11957" meta:non-whitespace-character-count="10214"/>
  </office:meta>
</office:document-meta>
</file>